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aSequenceMaxValueIncrementer.HanaSequenceMaxValueIncrementer( DataSource dataSource , String incremen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aSequenceMaxValueIncrementer.HanaSequenceMaxValueIncre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aSequenceMaxValueIncrementer.getSequenc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